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 fo:font-size="12pt" style:font-size-asian="12pt" style:font-size-complex="12pt"/>
    </style:style>
    <style:style style:name="P2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P3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style:font-size-asian="12pt" style:font-size-complex="12pt"/>
    </style:style>
    <style:style style:name="P4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style:font-name="Liberation Mono" fo:font-size="12pt" style:font-size-asian="12pt" style:font-size-complex="12pt"/>
    </style:style>
    <style:style style:name="P5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19d058" officeooo:paragraph-rsid="0019d058" style:font-size-asian="12pt" style:font-size-complex="12pt"/>
    </style:style>
    <style:style style:name="P6" style:family="paragraph" style:parent-style-name="Preformatted_20_Text">
      <loext:graphic-properties draw:fill="solid" draw:fill-color="#f5f5f5" draw:opacity="100%"/>
      <style:paragraph-properties fo:margin-left="0in" fo:margin-right="0in" fo:margin-top="0in" fo:margin-bottom="0.1252in" loext:contextual-spacing="false" fo:text-align="center" style:justify-single-word="false" fo:orphans="2" fo:widows="2" fo:text-indent="0in" style:auto-text-indent="false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officeooo:rsid="0019d058" officeooo:paragraph-rsid="0019d058" style:font-size-asian="12pt" style:font-size-complex="12pt"/>
    </style:style>
    <style:style style:name="P7" style:family="paragraph" style:parent-style-name="Preformatted_20_Text">
      <loext:graphic-properties draw:fill="solid" draw:fill-color="#f5f5f5" draw:opacity="100%"/>
      <style:paragraph-properties fo:margin-top="0in" fo:margin-bottom="0.1252in" loext:contextual-spacing="false" fo:orphans="2" fo:widows="2" fo:background-color="#f5f5f5" fo:padding="0.0937in" fo:border="0.06pt solid #c7cdd1"/>
      <style:text-properties fo:font-variant="normal" fo:text-transform="none" fo:color="#2d3b45" style:font-name="Liberation Mono" fo:font-size="12pt" fo:letter-spacing="normal" fo:font-style="normal" fo:font-weight="normal" style:font-size-asian="12pt" style:font-size-complex="12pt"/>
    </style:style>
    <style:style style:name="T1" style:family="text">
      <style:text-properties fo:font-style="normal" fo:font-weight="normal"/>
    </style:style>
    <style:style style:name="T2" style:family="text">
      <style:text-properties fo:font-style="normal" fo:font-weight="normal" officeooo:rsid="0019d058"/>
    </style:style>
    <style:style style:name="T3" style:family="text">
      <style:text-properties fo:font-style="normal" fo:font-weight="normal" officeooo:rsid="001cdbdd"/>
    </style:style>
    <style:style style:name="T4" style:family="text">
      <style:text-properties fo:font-style="normal" fo:font-weight="normal" officeooo:rsid="00208d14"/>
    </style:style>
    <style:style style:name="T5" style:family="text">
      <style:text-properties fo:font-style="normal" fo:font-weight="normal" officeooo:rsid="0020f9cb"/>
    </style:style>
    <style:style style:name="T6" style:family="text">
      <style:text-properties fo:font-style="normal" fo:font-weight="normal" officeooo:rsid="00215efa"/>
    </style:style>
    <style:style style:name="T7" style:family="text">
      <style:text-properties fo:font-style="normal" fo:font-weight="normal" officeooo:rsid="00253034"/>
    </style:style>
    <style:style style:name="T8" style:family="text">
      <style:text-properties fo:font-style="normal" fo:font-weight="normal" officeooo:rsid="00270788"/>
    </style:style>
    <style:style style:name="T9" style:family="text">
      <style:text-properties fo:font-style="normal" fo:font-weight="normal" officeooo:rsid="00270802"/>
    </style:style>
    <style:style style:name="T10" style:family="text">
      <style:text-properties officeooo:rsid="001a69a4"/>
    </style:style>
    <style:style style:name="T11" style:family="text">
      <style:text-properties officeooo:rsid="001b3cb1"/>
    </style:style>
    <style:style style:name="T12" style:family="text">
      <style:text-properties officeooo:rsid="001ed6d7"/>
    </style:style>
    <style:style style:name="T13" style:family="text">
      <style:text-properties officeooo:rsid="00208d14"/>
    </style:style>
    <style:style style:name="T14" style:family="text">
      <style:text-properties officeooo:rsid="002306d9"/>
    </style:style>
    <style:style style:name="T15" style:family="text">
      <style:text-properties officeooo:rsid="00277c0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Jeremy Holloway</text:p>
      <text:p text:style-name="P5">CPSC-3220-001</text:p>
      <text:p text:style-name="P5">5/21/2019</text:p>
      <text:p text:style-name="P5"/>
      <text:p text:style-name="P6">Pre-class Assignment #5</text:p>
      <text:p text:style-name="P6"/>
      <text:p text:style-name="P2">1. Define the following terms:</text:p>
      <text:p text:style-name="P3"><text:s text:c="5"/><text:span text:style-name="T1">concurrency: </text:span><text:span text:style-name="T2">Multiple activities that can happen at the same <text:tab/><text:tab/>time.</text:span></text:p>
      <text:p text:style-name="P3"><text:s text:c="5"/><text:span text:style-name="T1">Thread: </text:span><text:span text:style-name="T2">A single execution sequence that represents a <text:tab/><text:tab/><text:tab/>separately schedule</text:span><text:span text:style-name="T8">d</text:span><text:span text:style-name="T2"> task.</text:span></text:p>
      <text:p text:style-name="P3"><text:s text:c="5"/><text:span text:style-name="T1">thread scheduler: </text:span><text:span text:style-name="T2">Software that maps threads to processors by <text:tab/><text:tab/>switching between running threads and threads that are <text:tab/><text:tab/>ready but not running.</text:span></text:p>
      <text:p text:style-name="P4"/>
      <text:p text:style-name="P2">2. Give four reasons to use threads within a single process.</text:p>
      <text:p text:style-name="P2"><text:tab/><text:span text:style-name="T10">1. Program Structure: expressing logically concurrent tasks</text:span></text:p>
      <text:p text:style-name="P2"><text:tab/><text:span text:style-name="T10">2. Responsiveness: shifting work into the background</text:span></text:p>
      <text:p text:style-name="P2"><text:tab/><text:span text:style-name="T10">3. Performance: exploiting multiple processors</text:span></text:p>
      <text:p text:style-name="P2"><text:tab/><text:span text:style-name="T10">4. Performance: managing I/O devices</text:span></text:p>
      <text:p text:style-name="P4"/>
      <text:p text:style-name="P2">3. What thread scheduling pattern should you base your program design upon? Explain your answer.</text:p>
      <text:p text:style-name="P3"><text:span text:style-name="T1"><text:tab/></text:span><text:span text:style-name="T7">Programs shouldn’t be designed upon and scheduling pattern <text:tab/>because at any moment the processor could be taken from the <text:tab/>program.</text:span></text:p>
      <text:p text:style-name="P4"/>
      <text:p text:style-name="P2">4. Is a kernel interrupt handler a thread?</text:p>
      <text:p text:style-name="P2"><text:tab/><text:span text:style-name="T11">No, an interrupt scheduler is not independently schedulable.</text:span></text:p>
      <text:p text:style-name="P4"/>
      <text:p text:style-name="P2">5. Briefly explain what each of these system calls do.</text:p>
      <text:p text:style-name="P3"><text:s text:c="5"/><text:span text:style-name="T1">Create(): </text:span><text:span text:style-name="T9">C</text:span><text:span text:style-name="T3">reate a new thread, executes the function with an <text:tab/><text:tab/>argument arg.</text:span></text:p>
      <text:p text:style-name="P3"><text:soft-page-break/><text:s text:c="5"/><text:span text:style-name="T1">Yield(): </text:span><text:span text:style-name="T3">The calling thread voluntarily gives up the processor <text:tab/><text:tab/>to let some other thread(s) run.</text:span></text:p>
      <text:p text:style-name="P3"><text:s text:c="5"/><text:span text:style-name="T1">Join(): </text:span><text:span text:style-name="T9">W</text:span><text:span text:style-name="T3">ait for the thread to finish if it has not already <text:tab/><text:tab/>done so, then return the value passed to thread_exit by <text:tab/><text:tab/>that thread.</text:span></text:p>
      <text:p text:style-name="P3"><text:s text:c="5"/><text:span text:style-name="T1">Exit(): </text:span><text:span text:style-name="T9">F</text:span><text:span text:style-name="T3">inish the current thread, then store the value <text:tab/><text:tab/><text:tab/>returned in the current threads data structure.</text:span></text:p>
      <text:p text:style-name="P4"/>
      <text:p text:style-name="P2">6. Name at least three things that are unique to each thread.</text:p>
      <text:p text:style-name="P2"><text:tab/><text:span text:style-name="T13">1. Stack information</text:span></text:p>
      <text:p text:style-name="P2"><text:tab/><text:span text:style-name="T13">2. Saved registers</text:span></text:p>
      <text:p text:style-name="P2"><text:tab/><text:span text:style-name="T13">3. Thread metadata</text:span></text:p>
      <text:p text:style-name="P2"><text:tab/><text:span text:style-name="T15">4. Thread control block</text:span></text:p>
      <text:p text:style-name="P4"/>
      <text:p text:style-name="P2">7. Name at least three things threads share within a single process.</text:p>
      <text:p text:style-name="P2"><text:tab/><text:span text:style-name="T12">1. Code</text:span></text:p>
      <text:p text:style-name="P2"><text:tab/><text:span text:style-name="T12">2. Global variables</text:span></text:p>
      <text:p text:style-name="P2"><text:tab/><text:span text:style-name="T12">3. Heap</text:span></text:p>
      <text:p text:style-name="P2"><text:tab/><text:span text:style-name="T15">4. Memory map</text:span></text:p>
      <text:p text:style-name="P2"><text:tab/><text:span text:style-name="T15">5. Page table</text:span></text:p>
      <text:p text:style-name="P2"><text:tab/><text:span text:style-name="T15">6. Any open files</text:span></text:p>
      <text:p text:style-name="P4"/>
      <text:p text:style-name="P2">8. Define the purpose of each of the following thread scheduling data structures:</text:p>
      <text:p text:style-name="P3"><text:s text:c="5"/><text:span text:style-name="T1">ready list: </text:span><text:span text:style-name="T4">The set of threads that are ready to be run but <text:tab/><text:tab/>which are not currently running.</text:span></text:p>
      <text:p text:style-name="P3"><text:s text:c="5"/><text:span text:style-name="T1">running list: </text:span><text:span text:style-name="T6">The set of threads that are currently running.</text:span><text:span text:style-name="T1"> </text:span></text:p>
      <text:p text:style-name="P3"><text:s text:c="5"/><text:span text:style-name="T1">waiting list: </text:span><text:span text:style-name="T5">The set of threads that are waiting for a <text:tab/><text:tab/><text:tab/>synchronization event or timer expiration to occur before <text:tab/><text:tab/>becoming eligible to be run.</text:span></text:p>
      <text:p text:style-name="P3"><text:s text:c="5"/><text:span text:style-name="T1">finished list: </text:span><text:span text:style-name="T5">The set of threads that are complete but not <text:tab/><text:tab/>yet deallocated, because a join may read the return value <text:tab/><text:tab/>from the thread control block.</text:span></text:p>
      <text:p text:style-name="P4"><text:soft-page-break/></text:p>
      <text:p text:style-name="P2">9. Can two threads be ready to execute at the same time?</text:p>
      <text:p text:style-name="P2"><text:tab/><text:span text:style-name="T14">Yes</text:span></text:p>
      <text:p text:style-name="P4"/>
      <text:p text:style-name="P2">10. Can two threads be executing at the same time?</text:p>
      <text:p text:style-name="P2"><text:tab/><text:span text:style-name="T14">Yes, if there are multiple processors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9T18:42:13.848649941</meta:creation-date>
    <dc:date>2019-05-21T14:05:56.382195900</dc:date>
    <meta:editing-duration>PT52M3S</meta:editing-duration>
    <meta:editing-cycles>8</meta:editing-cycles>
    <meta:generator>LibreOffice/6.0.7.3$Linux_X86_64 LibreOffice_project/00m0$Build-3</meta:generator>
    <meta:document-statistic meta:table-count="0" meta:image-count="0" meta:object-count="0" meta:page-count="3" meta:paragraph-count="43" meta:word-count="391" meta:character-count="2467" meta:non-whitespace-character-count="2012"/>
  </office:meta>
</office:document-meta>
</file>